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200000160000021200000213C8270908797F632F.svm" manifest:media-type="image/x-svm"/>
  <manifest:file-entry manifest:full-path="Pictures/1000000100000017000000178BF77C8BA7BBA8BD.png" manifest:media-type="image/png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800000018CA9DDB3B335E3C2A.png" manifest:media-type="image/png"/>
  <manifest:file-entry manifest:full-path="Pictures/100000010000001800000018C1D3C1B92235BCA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800000018C1D3C1B92235BCA4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800000018CA9DDB3B335E3C2A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17.659cm 28.9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37.09cm 20.63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2.541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7000000178BF77C8BA7BBA8BD.png" xlink:type="simple" xlink:show="embed" xlink:actuate="onLoad" draw:mime-type="image/png"/>
        </draw:frame>
        <draw:frame draw:style-name="gr10" draw:text-style-name="P2" xml:id="id30" draw:id="id30" draw:layer="layout" svg:width="8.334cm" svg:height="1.143cm" svg:x="38.973cm" svg:y="23.733cm">
          <draw:text-box>
            <text:p>Redo Cik and refresh readimgs</text:p>
            <text:p text:style-name="P9"><text:a xlink:href="https://github.com/OpenEnergyDashboard/DevDocs/blob/main/resourceGeneralization/resourceGeneralization.md#meter-graphic-values" xlink:type="simple">meter-graphic-values</text:a><text:a xlink:href="https://github.com/OpenEnergyDashboard/DevDocs/blob/main/resourceGeneralization/resourceGeneralization.md#when-update-pik-refresh-readings" xlink:type="simple">meter-graphic-values</text:a></text:p>
          </draw:text-box>
        </draw:frame>
        <draw:connector draw:style-name="gr3" draw:text-style-name="P3" draw:layer="layout" svg:x1="46.132cm" svg:y1="22.535cm" svg:x2="43.14cm" svg:y2="23.733cm" draw:start-shape="id28" draw:start-glue-point="2" draw:end-shape="id30" svg:d="M46132 22535v612h-2992v586" svg:viewBox="0 0 2993 1199">
          <text:p/>
        </draw:connector>
        <draw:connector draw:style-name="gr3" draw:text-style-name="P3" draw:layer="layout" svg:x1="43.14cm" svg:y1="24.876cm" svg:x2="33.285cm" svg:y2="25.333cm" draw:start-shape="id30" draw:start-glue-point="2" draw:end-shape="id21" draw:end-glue-point="0" svg:d="M43140 24876v526h-5868v-595h-3987v526" svg:viewBox="0 0 9856 596">
          <text:p/>
        </draw:connector>
        <draw:frame draw:style-name="gr30" draw:text-style-name="P3" draw:layer="layout" svg:width="1.172cm" svg:height="1.172cm" svg:x="37.322cm" svg:y="19.1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  <draw:frame draw:style-name="gr30" draw:text-style-name="P3" draw:layer="layout" svg:width="1.172cm" svg:height="1.172cm" svg:x="42.881cm" svg:y="19.2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800000018C1D3C1B92235BCA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2-01-16T11:04:23.050346626</meta:creation-date>
    <dc:date>2022-10-06T13:17:41.391744030</dc:date>
    <dc:creator>Steven Huss-Lederman</dc:creator>
    <meta:editing-duration>PT3H29M50S</meta:editing-duration>
    <meta:editing-cycles>41</meta:editing-cycles>
    <meta:generator>LibreOffice/7.4.1.2$MacOSX_X86_64 LibreOffice_project/3c58a8f3a960df8bc8fd77b461821e42c061c5f0</meta:generator>
    <meta:document-statistic meta:object-count="127"/>
  </office:meta>
</office:document-meta>
</file>